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F3000003B873C0F5977269C1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7055in" draw:z-index="0"><draw:image xlink:href="Pictures/10000201000006F3000003B873C0F5977269C1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9T19:49:02.499000000</meta:creation-date>
    <dc:date>2020-10-09T19:49:43.563000000</dc:date>
    <meta:editing-duration>PT4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6.2$Windows_X86_64 LibreOffice_project/2196df99b074d8a661f4036fca8fa0cbfa33a497</meta:generator>
  </office:meta>
</office:document-meta>
</file>